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3" style:family="table-column">
      <style:table-column-properties fo:break-before="auto" style:column-width="154.09pt"/>
    </style:style>
    <style:style style:name="co14" style:family="table-column">
      <style:table-column-properties fo:break-before="auto" style:column-width="972.2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3" table:default-cell-style-name="ce9"/>
        <table:table-column table:style-name="co14" table:default-cell-style-name="ce9"/>
        <table:table-column table:style-name="co5" table:number-columns-repeated="1020" table:default-cell-style-name="ce11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lf + Druid + Dragon</text:p>
          </table:table-cell>
          <table:table-cell table:style-name="ce1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 + Troll</text:p>
          </table:table-cell>
          <table:table-cell table:style-name="ce1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Knight + Troll</text:p>
          </table:table-cell>
          <table:table-cell table:style-name="ce1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Goblin + Mech</text:p>
          </table:table-cell>
          <table:table-cell table:style-name="ce1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unter + Undead</text:p>
          </table:table-cell>
          <table:table-cell table:style-name="ce1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ssassin + Undead</text:p>
          </table:table-cell>
          <table:table-cell table:style-name="ce8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ge + Dragon</text:p>
          </table:table-cell>
          <table:table-cell table:style-name="ce8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Warrior</text:p>
          </table:table-cell>
          <table:table-cell table:style-name="ce1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mon + Knight</text:p>
          </table:table-cell>
          <table:table-cell table:style-name="ce12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ruid + Beast</text:p>
          </table:table-cell>
          <table:table-cell table:style-name="ce12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Troll + Orc</text:p>
          </table:table-cell>
          <table:table-cell table:style-name="ce1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age</text:p>
          </table:table-cell>
          <table:table-cell table:style-name="ce12" office:value-type="string" calcext:value-type="string">
            <text:p>Ogre Magi, Crystal Maiden, Razor, Puck, Light Keeper, Shadow Fiend, Lich, Tide Hunter, Gyrocopter</text:p>
          </table:table-cell>
          <table:table-cell table:number-columns-repeated="1020"/>
        </table:table-row>
        <table:table-row table:style-name="ro1" table:number-rows-repeated="43">
          <table:table-cell table:style-name="ce8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7:01:31.556382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0T17:08:57.424561882</dc:date>
    <dc:creator>Ilya Shpigor</dc:creator>
    <meta:editing-duration>PT2H57M45S</meta:editing-duration>
    <meta:editing-cycles>281</meta:editing-cycles>
    <meta:document-statistic meta:table-count="5" meta:cell-count="504" meta:object-count="0"/>
  </office:meta>
</office:document-meta>
</file>